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line-through-style="solid" style:text-line-through-type="single" officeooo:paragraph-rsid="001427a1"/>
    </style:style>
    <style:style style:name="P2" style:family="paragraph" style:parent-style-name="Standard">
      <style:text-properties style:text-line-through-style="solid" style:text-line-through-type="single" officeooo:rsid="0016ae98" officeooo:paragraph-rsid="0016ae98"/>
    </style:style>
    <style:style style:name="P3" style:family="paragraph" style:parent-style-name="Standard">
      <style:text-properties style:text-line-through-style="solid" style:text-line-through-type="single" officeooo:rsid="001427a1" officeooo:paragraph-rsid="001427a1"/>
    </style:style>
    <style:style style:name="P4" style:family="paragraph" style:parent-style-name="Standard">
      <style:text-properties style:text-line-through-style="none" style:text-line-through-type="none" officeooo:rsid="0019f84b" officeooo:paragraph-rsid="0019f84b"/>
    </style:style>
    <style:style style:name="P5" style:family="paragraph" style:parent-style-name="Standard">
      <style:paragraph-properties fo:text-align="center" style:justify-single-word="false"/>
      <style:text-properties fo:font-weight="bold" officeooo:rsid="001427a1" officeooo:paragraph-rsid="001427a1" style:font-weight-asian="bold" style:font-weight-complex="bold"/>
    </style:style>
    <style:style style:name="P6" style:family="paragraph" style:parent-style-name="Standard" style:list-style-name="L1">
      <style:text-properties style:text-line-through-style="solid" style:text-line-through-type="single" officeooo:paragraph-rsid="001427a1"/>
    </style:style>
    <style:style style:name="P7" style:family="paragraph" style:parent-style-name="Standard" style:list-style-name="L2">
      <style:text-properties style:text-line-through-style="solid" style:text-line-through-type="single" officeooo:rsid="0016ae98" officeooo:paragraph-rsid="0016ae98"/>
    </style:style>
    <style:style style:name="P8" style:family="paragraph" style:parent-style-name="Standard" style:list-style-name="L2">
      <style:text-properties style:text-line-through-style="solid" style:text-line-through-type="single" officeooo:rsid="0019f84b" officeooo:paragraph-rsid="0019f84b"/>
    </style:style>
    <style:style style:name="P9" style:family="paragraph" style:parent-style-name="Standard" style:list-style-name="L3">
      <style:text-properties style:text-line-through-style="solid" style:text-line-through-type="single" officeooo:rsid="0019f84b" officeooo:paragraph-rsid="0019f84b"/>
    </style:style>
    <style:style style:name="P10" style:family="paragraph" style:parent-style-name="Standard" style:list-style-name="L3">
      <style:text-properties style:text-line-through-style="none" style:text-line-through-type="none" officeooo:rsid="0019f84b" officeooo:paragraph-rsid="0019f84b"/>
    </style:style>
    <style:style style:name="P11" style:family="paragraph" style:parent-style-name="Standard" style:list-style-name="L4">
      <style:text-properties style:text-line-through-style="none" style:text-line-through-type="none" officeooo:rsid="0019f84b" officeooo:paragraph-rsid="0019f84b"/>
    </style:style>
    <style:style style:name="T1" style:family="text">
      <style:text-properties officeooo:rsid="001427a1"/>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cetas V3</text:p>
      <text:p text:style-name="P3">1. Estructura</text:p>
      <text:list xml:id="list2503610619" text:style-name="L1">
        <text:list-item>
          <text:p text:style-name="P6"><text:span text:style-name="T1">Instalar módulos: </text:span>express mongoose body-parser nunjucks express-session method-override bootstrap multer </text:p>
        </text:list-item>
        <text:list-item>
          <text:p text:style-name="P6">Archivo index.js en la raíz del proyecto, donde irá el servidor principal.</text:p>
        </text:list-item>
        <text:list-item>
          <text:p text:style-name="P6">Carpeta models donde almacenaremos los esquemas y modelos de la aplicación.</text:p>
          <text:list>
            <text:list-item>
              <text:p text:style-name="P6">Serán una versión reducida de los de la práctica anterior, como se comentará a continuación.</text:p>
            </text:list-item>
          </text:list>
        </text:list-item>
        <text:list-item>
          <text:p text:style-name="P6">Carpeta routes con los distintos enrutadores que se detallarán más adelante.</text:p>
        </text:list-item>
        <text:list-item>
          <text:p text:style-name="P6">Carpeta views con las vistas que definiremos, y que se explicarán más adelante.</text:p>
        </text:list-item>
        <text:list-item>
          <text:p text:style-name="P6">Carpeta public con cierto contenido estático. En concreto, habrá un archivo CSS en public/css/estilos.css con los estilos propios que queráis definir, y una carpeta public/uploads para subir las imágenes de las recetas.</text:p>
        </text:list-item>
        <text:list-item>
          <text:p text:style-name="P6">Carpeta utils con algunos ficheros de utilidad que se comentarán más adelante.</text:p>
        </text:list-item>
      </text:list>
      <text:p text:style-name="P1"/>
      <text:p text:style-name="P2">2. Esquemas y modelos</text:p>
      <text:list xml:id="list2251320398" text:style-name="L2">
        <text:list-item>
          <text:p text:style-name="P7">2.1 Recetas</text:p>
          <text:list>
            <text:list-item>
              <text:p text:style-name="P7">Esquema y modelo receta</text:p>
              <text:list>
                <text:list-item>
                  <text:p text:style-name="P7">El titulo de la receta (obligatorio, de tipo texto, con una longitud mínima de 5 caracteres).</text:p>
                </text:list-item>
                <text:list-item>
                  <text:p text:style-name="P7">El número de comensales para los que se prepara la receta (numérico obligatorio, mayor que 0).</text:p>
                </text:list-item>
                <text:list-item>
                  <text:p text:style-name="P7">El tiempo de preparacion en minutos (numérico obligatorio, con valores positivos (&gt;0)).</text:p>
                </text:list-item>
                <text:list-item>
                  <text:p text:style-name="P7">El tiempo de coccion en minutos (numérico obligatorio, con valores positivos (&gt;=0))</text:p>
                </text:list-item>
                <text:list-item>
                  <text:p text:style-name="P7">La descripcion de la receta (texto largo obligatorio, sin tamaño mínimo).</text:p>
                </text:list-item>
                <text:list-item>
                  <text:p text:style-name="P7">La imagen del resultado final (texto, no obligatoria).</text:p>
                </text:list-item>
                <text:list-item>
                  <text:p text:style-name="P7">Los elementos necesarios para elaborar la receta. Este campo será un array de subdocumentos del tipo de esquema que comentaremos a continuación.</text:p>
                </text:list-item>
              </text:list>
            </text:list-item>
            <text:list-item>
              <text:p text:style-name="P7">Esquema de los elementos de la receta </text:p>
              <text:list>
                <text:list-item>
                  <text:p text:style-name="P7">El ingrediente asociado al elemento, de tipo texto, con tamaño mínimo de 3 caracteres, y obligatorio.</text:p>
                </text:list-item>
                <text:list-item>
                  <text:p text:style-name="P7">La cantidad de ingrediente necesaria. Será de tipo numérico obligatorio, con valor positivo (&gt; 0).</text:p>
                </text:list-item>
                <text:list-item>
                  <text:p text:style-name="P7">La unidad en que se mide la cantidad del ingrediente (por ejemplo, "gramos", "litros", "cucharadas"...). Será de tipo texto obligatorio, con tamaño mínimo de 5.</text:p>
                </text:list-item>
              </text:list>
            </text:list-item>
          </text:list>
        </text:list-item>
        <text:list-item>
          <text:p text:style-name="P7">2.2. Los usuarios registrados</text:p>
          <text:list>
            <text:list-item>
              <text:p text:style-name="P7">El login del usuario, de tipo texto, con tamaño mínimo de 5 caracteres, obligatorio y que</text:p>
              <text:p text:style-name="P7">no admite duplicados (unique).</text:p>
            </text:list-item>
            <text:list-item>
              <text:p text:style-name="P7">El password del usuario, de tipo texto, con tamaño mínimo de 8 caracteres, que se guardará encriptado. Puedes utilizar para ello la librería bcrypt o bien crypto.js. En este último caso, puedes utilizar un encriptado SHA256.</text:p>
            </text:list-item>
          </text:list>
        </text:list-item>
        <text:list-item>
          <text:p text:style-name="P8">Utils: generar usuarios</text:p>
        </text:list-item>
      </text:list>
      <text:p text:style-name="P4"/>
      <text:p text:style-name="P4">3. Los enrutadores</text:p>
      <text:list xml:id="list3564262594" text:style-name="L3">
        <text:list-item>
          <text:p text:style-name="P10">3.1. La parte pública</text:p>
          <text:list>
            <text:list-item>
              <text:p text:style-name="P9"><text:span text:style-name="T2">/ (raíz de la aplicación):</text:span> renderizará la vista publico_index de la carpeta de vistas, sin parámetros.</text:p>
            </text:list-item>
            <text:list-item>
              <text:p text:style-name="P9"><text:span text:style-name="T2">/buscar :</text:span> buscará todas las recetas cuyo título contenga el texto que se le pasará en el cuerpo de la petición, y renderizará la vista publico_index de la carpeta de vistas, pasándole como parámetro el conjunto de resultados obtenido, o el mensaje "No se encontraron recetas" si no hay resultados coincidentes.</text:p>
            </text:list-item>
            <text:list-item>
              <text:p text:style-name="P10"><text:soft-page-break/><text:span text:style-name="T2">/receta/:id :</text:span> renderizará la vista publico_receta de la carpeta de vistas, pasándole como parámetro los datos de la receta cuyo id le llegue como parámetro en la ruta. Si no se encuentra la receta, se renderizará la vista publico_error con el mensaje "Receta no encontrada".</text:p>
            </text:list-item>
            <text:list-item>
              <text:p text:style-name="P9">Si se produce algún error no contemplado en cualquiera de las rutas (es decir, si se salta a la cláusula catch correspondiente), se renderizará la vista publico_error , sin mensaje de error, para que muestre el mensaje por defecto de "Error en la aplicación".</text:p>
            </text:list-item>
          </text:list>
        </text:list-item>
        <text:list-item>
          <text:p text:style-name="P10">3.2. La administración de recetas (enrutador recetas.js)</text:p>
          <text:list>
            <text:list-item>
              <text:p text:style-name="P10"><text:span text:style-name="T2">GET / :</text:span> renderizará la vista admin_recetas pasándole como parámetro el listado de recetas.</text:p>
            </text:list-item>
            <text:list-item>
              <text:p text:style-name="P10"><text:span text:style-name="T2">GET /recetas/nueva :</text:span> renderizará la vista admin_recetas_form .</text:p>
            </text:list-item>
            <text:list-item>
              <text:p text:style-name="P10"><text:span text:style-name="T2">GET /recetas/editar/:id :</text:span> renderizará la vista admin_recetas_form pasándole como parámetro la receta con el id indicado. Si no se encuentra la receta, se renderizará la vista admin_error con el mensaje "Receta no encontrada".</text:p>
            </text:list-item>
            <text:list-item>
              <text:p text:style-name="P10"><text:span text:style-name="T2">POST /recetas :</text:span> recogerá de la petición los datos de la receta, hará la inserción y, si todo ha sido correcto, redirigirá a la ruta base de este enrutador.</text:p>
            </text:list-item>
            <text:list-item>
              <text:p text:style-name="P10"><text:span text:style-name="T2">PUT /recetas/:id :</text:span> recogerá de la petición los datos de la receta cuyo id se pasa en la URL, y hará la modificación de sus campos. Si todo ha sido correcto, redirigirá a la ruta base de este enrutador.</text:p>
              <text:list>
                <text:list-item>
                  <text:p text:style-name="P10">Como caso particular de esta ruta, si no se recibe el campo con la imagen de la receta, se entenderá que se quiere dejar la imagen anterior. El resto de campos de la receta debe enviarse para poderse modificar.</text:p>
                </text:list-item>
              </text:list>
            </text:list-item>
            <text:list-item>
              <text:p text:style-name="P10"><text:span text:style-name="T2">DELETE /recetas/:id :</text:span> eliminará la receta cuyo id se pasa en la URL, redirigiendo si todo es correcto a la ruta base de este enrutador.</text:p>
            </text:list-item>
            <text:list-item>
              <text:p text:style-name="P10">Además, podéis añadir las rutas adicionales que os puedan servir para la gestión de recetas, tales como añadir o quitar elementos de una receta.</text:p>
            </text:list-item>
            <text:list-item>
              <text:p text:style-name="P10">Si se produce algún error no contemplado en cualquiera de las rutas (es decir, si se salta a la cláusula catch correspondiente), se renderizará la vista admin_error , sin mensaje de error, para que muestre el mensaje por defecto de "Error en la aplicación".</text:p>
            </text:list-item>
            <text:list-item>
              <text:p text:style-name="P10">En el caso de los métodos POST y PUT, si se sube alguna imagen de la receta, se utilizará la librería multer para copiarla en la carpeta public/uploads , con el prefijo de la fecha actual.</text:p>
            </text:list-item>
          </text:list>
        </text:list-item>
        <text:list-item>
          <text:p text:style-name="P9">3.3. La autenticación de usuarios</text:p>
          <text:list>
            <text:list-item>
              <text:p text:style-name="P9"><text:span text:style-name="T2">GET /login :</text:span> renderizará la vista auth_login .</text:p>
            </text:list-item>
            <text:list-item>
              <text:p text:style-name="P9"><text:span text:style-name="T2">POST /login :</text:span> recogerá de la petición el login y password del usuario que intenta acceder y comprobará si son válidos. Si lo son, almacenará en sesión el login del usuario, y redirigirá a la ruta base del enrutador de recetas. Si falla, renderizará el formulario de auth_login pasándole el mensaje de error de "Usuario incorrecto", para que se muestre en dicho formulario.</text:p>
            </text:list-item>
            <text:list-item>
              <text:p text:style-name="P9"><text:span text:style-name="T2">GET /logout :</text:span> destruirá la sesión del usuario actual y redirigirá a la raíz de la parte pública.</text:p>
            </text:list-item>
          </text:list>
        </text:list-item>
        <text:list-item>
          <text:p text:style-name="P9">3.4. Definiendo la zona de acceso restringido</text:p>
          <text:list>
            <text:list-item>
              <text:p text:style-name="P9">Todas las rutas de routes/recetas.js deberán estar protegidas. Para ello, se deberá crear un archivo auth.js en la carpeta utils del proyecto. En dicho archivo se definirá un middleware de autenticación que verificará si existe un usuario almacenado en sesión antes de dejar pasar. De lo contrario, redirigirá al formulario de login.</text:p>
            </text:list-item>
            <text:list-item>
              <text:p text:style-name="P9">Se deberá importar este archivo desde donde corresponda (enrutador routes/recetas.js ), y aplicar el middleware en las rutas que se quieran proteger.</text:p>
            </text:list-item>
          </text:list>
        </text:list-item>
      </text:list>
      <text:p text:style-name="P4">4. Las vistas</text:p>
      <text:list xml:id="list1107033865" text:style-name="L4">
        <text:list-item>
          <text:p text:style-name="P11">4.1. Parte pública</text:p>
          <text:list>
            <text:list-item>
              <text:p text:style-name="P11"><text:soft-page-break/><text:span text:style-name="T2">publico_index.njk :</text:span> Mostrará en su contenido un formulario de búsqueda, que se enviará por GET a la URL /buscar . Si recibe un listado de recetas, las mostrará bajo el formulario, con un enlace para ir a cada receta.</text:p>
            </text:list-item>
            <text:list-item>
              <text:p text:style-name="P11"><text:span text:style-name="T2">publico_receta.njk :</text:span> Mostrará la ficha de una receta, indicando toda su información: título, comensales, tiempos de preparación y cocción, imagen, descripción e ingredientes.</text:p>
            </text:list-item>
            <text:list-item>
              <text:p text:style-name="P11"><text:span text:style-name="T2">publico_error.njk :</text:span> Mostrará el mensaje de error que se le indique, o el mensaje genérico "Error en la aplicación" si no recibe ningún mensaje específico.</text:p>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9T20:21:21.119000000</meta:creation-date>
    <dc:date>2020-02-05T20:51:46.569000000</dc:date>
    <meta:editing-duration>PT2H43M12S</meta:editing-duration>
    <meta:editing-cycles>7</meta:editing-cycles>
    <meta:generator>LibreOffice/6.4.0.3$Windows_X86_64 LibreOffice_project/b0a288ab3d2d4774cb44b62f04d5d28733ac6df8</meta:generator>
    <meta:document-statistic meta:table-count="0" meta:image-count="0" meta:object-count="0" meta:page-count="3" meta:paragraph-count="58" meta:word-count="1135" meta:character-count="6705" meta:non-whitespace-character-count="5679"/>
  </office:meta>
</office:document-meta>
</file>